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fo:letter-spacing="normal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" style:family="text">
      <style:text-properties style:font-name="apple-system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flexão Crítica: A IA no Planejamento Pedagógico [Assistido por IA]</text:span></text:p>
      <text:p text:style-name="P2">A integração de ferramentas de Inteligência Artificial no desenvolvimento deste projeto revelou-se um divisor de águas na prática docente, especialmente no que tange à eficiência e à capacidade de customização. Durante a elaboração do plano para o 1º ano técnico em Administração, o uso de modelos como o ChatGPT e o Copilot permitiu uma economia significativa de tempo no processo de "brainstorming" e na estruturação inicial de conteúdo. Tarefas que antes exigiam horas de pesquisa manual, como a busca por exemplos cotidianos que se conectavam com as seis teorias administrativas supervisionadas, foram aceleradas, permitindo ao professor focar mais na curaria do que na produção brutal de texto.</text:p>
      <text:p text:style-name="P2">Do ponto de vista da personalização, a IA possibilitou a criação de diferentes níveis de explicação para o mesmo conceito. Conseguimos adaptar uma "linguagem administrativa" para um nível acessível a adolescentes de 14 a 15 anos sem perder o rigor conceitual. A geração de uma rubrica de avaliação detalhada também demonstra como a IA pode ajudar a estabelecer critérios objetivos de forma rápida, algo essencial para uma avaliação diagnóstica justa.</text:p>
      <text:p text:style-name="P2">No entanto, o uso dessas tecnologias traz à tona questões cruciais de ética e privacidade. É imperativo que o docente não insira dados pessoais de estudantes em plataformas de IA e que mantenha um olhar crítico sobre os resultados gerados. A IA, por vezes, pode reproduzir visões ou gerar exemplos que não condizem com a realidade socioeconômica da turma. Portanto, a revisão humana não é apenas um passo opcional, mas uma segurança ética e pedagógica fundamental. Neste projeto, cada exemplo gerado pela máquina foi filtrado para garantir que fosse "próximo da realidade dos alunos".</text:p>
      <text:p text:style-name="P3">A lição aprendida é que a IA não substitui o professor, mas atua como um “copiloto” de alta performance. O ganho de tempo na parte burocrática e estrutural do planejamento abre espaço para que o docente se dedique ao que a IA ainda não consegue replicar com perfeição: o acolhimento socioemocional, a mediação de conflitos em grupos e a sensibilidade de perceber, no olhar do aluno, se o sentido da Administração foi realmente construído. Em suma, a tecnologia potencializa a escala, mas o professor garante a humanidade e a contextualização do sab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9:00:05.548490400</meta:creation-date>
    <dc:date>2026-01-05T19:00:29.550784700</dc:date>
    <meta:editing-duration>PT24S</meta:editing-duration>
    <meta:editing-cycles>1</meta:editing-cycles>
    <meta:document-statistic meta:table-count="0" meta:image-count="0" meta:object-count="0" meta:page-count="1" meta:paragraph-count="5" meta:word-count="373" meta:character-count="2352" meta:non-whitespace-character-count="1984"/>
    <meta:generator>LibreOffice/25.8.3.2$Windows_X86_64 LibreOffice_project/8ca8d55c161d602844f5428fa4b58097424e324e</meta:generator>
  </office:meta>
</office:document-meta>
</file>